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ec2" officeooo:paragraph-rsid="00132ec2"/>
    </style:style>
    <style:style style:name="P2" style:family="paragraph" style:parent-style-name="Standard" style:list-style-name="L1">
      <style:text-properties officeooo:rsid="00132ec2" officeooo:paragraph-rsid="00132ec2"/>
    </style:style>
    <style:style style:name="P3" style:family="paragraph" style:parent-style-name="Standard" style:list-style-name="L1">
      <style:text-properties officeooo:paragraph-rsid="00132ec2"/>
    </style:style>
    <style:style style:name="P4" style:family="paragraph" style:parent-style-name="Standard">
      <style:text-properties officeooo:rsid="00146f50" officeooo:paragraph-rsid="00146f50"/>
    </style:style>
    <style:style style:name="T1" style:family="text">
      <style:text-properties officeooo:rsid="00132ec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 HISTORICOS, TRIGGERS Y EVENTOS sistema_coslada</text:p>
      <text:p text:style-name="P1"/>
      <text:p text:style-name="P1">Tablas historicos: n.º 26</text:p>
      <text:section text:style-name="Sect1" text:name="Sección3">
        <text:list xml:id="list1585135898426553033" text:style-name="L1">
          <text:list-item>
            <text:p text:style-name="P3"><text:span text:style-name="T1">_219<text:tab/>E<text:tab/>T</text:span></text:p>
          </text:list-item>
          <text:list-item>
            <text:p text:style-name="P2">_220<text:tab/>E<text:tab/>T</text:p>
          </text:list-item>
          <text:list-item>
            <text:p text:style-name="P2">_221<text:tab/>E<text:tab/>T</text:p>
          </text:list-item>
          <text:list-item>
            <text:p text:style-name="P2">_222 <text:tab/>E<text:tab/>T</text:p>
          </text:list-item>
          <text:list-item>
            <text:p text:style-name="P2">_223<text:tab/>E<text:tab/>T</text:p>
          </text:list-item>
          <text:list-item>
            <text:p text:style-name="P2">_224<text:tab/>E<text:tab/>T</text:p>
          </text:list-item>
          <text:list-item>
            <text:p text:style-name="P2">_225<text:tab/>E<text:tab/>T</text:p>
          </text:list-item>
          <text:list-item>
            <text:p text:style-name="P2">_232<text:tab/>E<text:tab/>T</text:p>
          </text:list-item>
          <text:list-item>
            <text:p text:style-name="P2">_233<text:tab/>E<text:tab/>T</text:p>
          </text:list-item>
          <text:list-item>
            <text:p text:style-name="P2">_234<text:tab/>E<text:tab/>T</text:p>
          </text:list-item>
          <text:list-item>
            <text:p text:style-name="P2">_241<text:tab/>E<text:tab/>T</text:p>
          </text:list-item>
          <text:list-item>
            <text:p text:style-name="P2">_242<text:tab/>E<text:tab/>T</text:p>
          </text:list-item>
          <text:list-item>
            <text:p text:style-name="P2">_243<text:tab/>E<text:tab/>T</text:p>
          </text:list-item>
          <text:list-item>
            <text:p text:style-name="P2">_245<text:tab/>E<text:tab/>T</text:p>
          </text:list-item>
          <text:list-item>
            <text:p text:style-name="P2">_246<text:tab/>E<text:tab/>T</text:p>
          </text:list-item>
          <text:list-item>
            <text:p text:style-name="P2">_247<text:tab/>E<text:tab/>T</text:p>
          </text:list-item>
          <text:list-item>
            <text:p text:style-name="P2">_248<text:tab/>E<text:tab/>T</text:p>
          </text:list-item>
          <text:list-item>
            <text:p text:style-name="P2">_269<text:tab/><text:tab/>T</text:p>
          </text:list-item>
          <text:list-item>
            <text:p text:style-name="P2">_270<text:tab/><text:tab/>T</text:p>
          </text:list-item>
          <text:list-item>
            <text:p text:style-name="P2">_271<text:tab/><text:tab/>T</text:p>
          </text:list-item>
          <text:list-item>
            <text:p text:style-name="P2">_272<text:tab/><text:tab/>T</text:p>
          </text:list-item>
          <text:list-item>
            <text:p text:style-name="P2">_273<text:tab/><text:tab/>T</text:p>
          </text:list-item>
          <text:list-item>
            <text:p text:style-name="P2">_274<text:tab/><text:tab/>T</text:p>
          </text:list-item>
          <text:list-item>
            <text:p text:style-name="P2">_277<text:tab/><text:tab/>T</text:p>
          </text:list-item>
          <text:list-item>
            <text:p text:style-name="P2">_278<text:tab/><text:tab/>T</text:p>
          </text:list-item>
          <text:list-item>
            <text:p text:style-name="P2">_279<text:tab/><text:tab/>T</text:p>
          </text:list-item>
        </text:list>
      </text:section>
      <text:p text:style-name="P1"/>
      <text:p text:style-name="P1">Las TP’s: 226,227 y 228 tienen Trigger para el historicoarranqueparada</text:p>
      <text:p text:style-name="P1"/>
      <text:p text:style-name="P4">19/02/2019 Modificado en los triggers los valores del tdato tipotcaso</text:p>
      <text:section text:style-name="Sect1" text:name="Sección2">
        <text:p text:style-name="P4">0. historico<text:tab/><text:tab/><text:tab/><text:tab/></text:p>
        <text:p text:style-name="P4">1. mingeneral</text:p>
        <text:p text:style-name="P4">2. maxgeneral</text:p>
        <text:p text:style-name="P4">3. mediageneral</text:p>
        <text:p text:style-name="P4">4. minanio</text:p>
        <text:p text:style-name="P4">5. maxanio</text:p>
        <text:p text:style-name="P4">6. mediaanio</text:p>
        <text:p text:style-name="P4">7. minmes</text:p>
        <text:p text:style-name="P4">8. maxmes</text:p>
        <text:p text:style-name="P4">9. mediames</text:p>
        <text:p text:style-name="P4">10. mindia</text:p>
        <text:p text:style-name="P4">11. maxdia</text:p>
        <text:p text:style-name="P4">12. mediadia</text:p>
        <text:p text:style-name="P4">13. minhora</text:p>
        <text:p text:style-name="P4">14. maxhora</text:p>
        <text:p text:style-name="P4">15. mediahora</text:p>
      </text:section>
      <text:p text:style-name="P4"/>
      <text:p text:style-name="P4">19/02/2019 Modificado en los eventos los valores del tdato tipotcaso</text:p>
      <text:section text:style-name="Sect1" text:name="Sección1">
        <text:p text:style-name="P4">0. historico<text:tab/><text:tab/><text:tab/><text:tab/></text:p>
        <text:p text:style-name="P4">4. minanio</text:p>
        <text:p text:style-name="P4">5. maxanio</text:p>
        <text:p text:style-name="P4">6. mediaanio</text:p>
        <text:p text:style-name="P4">7. minmes</text:p>
        <text:p text:style-name="P4">8. maxmes</text:p>
        <text:p text:style-name="P4">9. mediames</text:p>
        <text:p text:style-name="P4">10. mindia</text:p>
        <text:p text:style-name="P4">11. maxdia</text:p>
        <text:p text:style-name="P4">12. mediadia</text:p>
        <text:p text:style-name="P4">13. minhora</text:p>
        <text:p text:style-name="P4">14. maxhora</text:p>
        <text:p text:style-name="P4">15. mediahora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31:17.843437715</meta:creation-date>
    <dc:date>2019-02-21T09:39:40.942951140</dc:date>
    <meta:editing-duration>PT8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0" meta:word-count="193" meta:character-count="881" meta:non-whitespace-character-count="756"/>
  </office:meta>
</office:document-meta>
</file>